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Обычный" style:font-family-generic="swiss" style:font-pitch="variable"/>
    <style:font-face style:name="Verdana2" svg:font-family="Verdana" style:font-adornments="Полужирный" style:font-family-generic="swiss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" fo:language="ru" fo:country="RU" officeooo:rsid="001cdbf1" officeooo:paragraph-rsid="001cdbf1" fo:background-color="#dddddd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" fo:language="ru" fo:country="RU" officeooo:rsid="001cdbf1" officeooo:paragraph-rsid="004dba48" fo:background-color="#dddddd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fo:color="#666666" loext:opacity="100%" style:text-position="0% 100%" style:font-name="Verdana" fo:language="ru" fo:country="RU" style:text-underline-style="none" fo:font-weight="normal" officeooo:rsid="0007e8be" officeooo:paragraph-rsid="001cdbf1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fo:color="#666666" loext:opacity="100%" style:text-position="0% 100%" style:font-name="Verdana" fo:language="ru" fo:country="RU" style:text-underline-style="none" fo:font-weight="normal" officeooo:rsid="0007e8be" officeooo:paragraph-rsid="004dba48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fo:color="#666666" loext:opacity="100%" style:text-position="0% 100%" style:font-name="Verdana" fo:language="ru" fo:country="RU" fo:font-style="normal" style:text-underline-style="none" fo:font-weight="normal" officeooo:rsid="001cdbf1" officeooo:paragraph-rsid="001cdbf1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officeooo:paragraph-rsid="001a9f30"/>
    </style:style>
    <style:style style:name="P7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officeooo:rsid="001a9f30" officeooo:paragraph-rsid="001a9f30"/>
    </style:style>
    <style:style style:name="P8" style:family="paragraph" style:parent-style-name="Standard">
      <style:paragraph-properties fo:margin-left="0cm" fo:margin-right="0cm" fo:text-indent="0cm" style:auto-text-indent="false" style:writing-mode="page"/>
      <style:text-properties fo:language="ru" fo:country="RU" officeooo:rsid="000d3299" officeooo:paragraph-rsid="000d3299"/>
    </style:style>
    <style:style style:name="P9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1a9f30" officeooo:paragraph-rsid="001a9f30"/>
    </style:style>
    <style:style style:name="P10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2407b9" officeooo:paragraph-rsid="002407b9" fo:background-color="transparent"/>
    </style:style>
    <style:style style:name="P11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246d1b" officeooo:paragraph-rsid="00246d1b" fo:background-color="transparent"/>
    </style:style>
    <style:style style:name="P12" style:family="paragraph" style:parent-style-name="заголовок_20_раздела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246d1b" officeooo:paragraph-rsid="00246d1b" fo:background-color="transparent"/>
    </style:style>
    <style:style style:name="P13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246d1b" officeooo:paragraph-rsid="004f90ae" fo:background-color="transparent"/>
    </style:style>
    <style:style style:name="P14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216798" officeooo:paragraph-rsid="003113ec" fo:background-color="transparent"/>
    </style:style>
    <style:style style:name="P15" style:family="paragraph" style:parent-style-name="заголовок_20_раздела">
      <style:paragraph-properties fo:margin-left="0cm" fo:margin-right="0cm" fo:text-indent="0cm" style:auto-text-indent="false" style:writing-mode="page"/>
      <style:text-properties fo:language="ru" fo:country="RU" officeooo:rsid="0032e07c" officeooo:paragraph-rsid="0032e07c"/>
    </style:style>
    <style:style style:name="P16" style:family="paragraph" style:parent-style-name="Standard">
      <style:paragraph-properties fo:margin-left="0cm" fo:margin-right="0cm" fo:text-indent="0cm" style:auto-text-indent="false" style:writing-mode="page"/>
      <style:text-properties fo:color="#87d1d1" loext:opacity="100%" fo:language="ru" fo:country="RU" officeooo:rsid="001f6ca3" officeooo:paragraph-rsid="00216798"/>
    </style:style>
    <style:style style:name="P17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fo:color="#87d1d1" loext:opacity="100%" fo:language="ru" fo:country="RU" officeooo:rsid="00216798" officeooo:paragraph-rsid="00216798" fo:background-color="transparent"/>
    </style:style>
    <style:style style:name="P18" style:family="paragraph" style:parent-style-name="Standard">
      <style:paragraph-properties fo:margin-left="0cm" fo:margin-right="0cm" fo:text-indent="0cm" style:auto-text-indent="false" style:writing-mode="page"/>
      <style:text-properties fo:color="#87d1d1" loext:opacity="100%" fo:language="ru" fo:country="RU" officeooo:rsid="00216798" officeooo:paragraph-rsid="00216798" fo:background-color="transparent"/>
    </style:style>
    <style:style style:name="P19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color="#87d1d1" loext:opacity="100%" fo:language="ru" fo:country="RU" officeooo:rsid="00216798" officeooo:paragraph-rsid="00216798" fo:background-color="transparent"/>
    </style:style>
    <style:style style:name="P20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color="#87d1d1" loext:opacity="100%" style:font-name="Verdana1" fo:language="ru" fo:country="RU" officeooo:rsid="001f6ca3" officeooo:paragraph-rsid="004dba48" fo:background-color="transparent"/>
    </style:style>
    <style:style style:name="P21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en" fo:country="US" officeooo:rsid="004dba48" officeooo:paragraph-rsid="004dba48" fo:background-color="transparent"/>
    </style:style>
    <style:style style:name="P22" style:family="paragraph" style:parent-style-name="заголовок_20_раздела">
      <style:paragraph-properties fo:margin-left="0cm" fo:margin-right="0cm" fo:text-indent="0cm" style:auto-text-indent="false" style:writing-mode="page"/>
      <style:text-properties fo:color="#999999" loext:opacity="100%" style:font-name="Verdana2" fo:font-size="15pt" fo:language="en" fo:country="US" fo:font-weight="bold" officeooo:rsid="004dba48" officeooo:paragraph-rsid="004dba48"/>
    </style:style>
    <style:style style:name="P23" style:family="paragraph" style:parent-style-name="заголовок_20_раздела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color="#999999" loext:opacity="100%" style:font-name="Verdana2" fo:font-size="15pt" fo:language="en" fo:country="US" fo:font-weight="bold" officeooo:rsid="004f90ae" officeooo:paragraph-rsid="004f90ae" fo:background-color="transparent"/>
    </style:style>
    <style:style style:name="T1" style:family="text">
      <style:text-properties fo:color="#666666" loext:opacity="100%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color="#666666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loext:opacity="100%" style:text-position="0% 100%" fo:font-style="normal" style:text-underline-style="none" fo:font-weight="normal" officeooo:rsid="001412b7" style:font-style-asian="normal" style:font-weight-asian="normal" style:font-style-complex="normal" style:font-weight-complex="normal"/>
    </style:style>
    <style:style style:name="T4" style:family="text">
      <style:text-properties fo:color="#666666" loext:opacity="100%" style:text-position="0% 100%" fo:language="en" fo:country="US" fo:font-style="normal" style:text-underline-style="none" fo:font-weight="normal" officeooo:rsid="004dba48" style:font-style-asian="normal" style:font-weight-asian="normal" style:font-style-complex="normal" style:font-weight-complex="normal"/>
    </style:style>
    <style:style style:name="T5" style:family="text">
      <style:text-properties fo:color="#666666" loext:opacity="100%" style:text-position="0% 100%" fo:language="en" fo:country="US" fo:font-style="normal" style:text-underline-style="none" fo:font-weight="normal" officeooo:rsid="004dba48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color="#666666" loext:opacity="100%" style:text-position="0% 100%" fo:language="en" fo:country="US" fo:font-style="normal" style:text-underline-style="none" fo:font-weight="normal" officeooo:rsid="005685f7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a9f30"/>
    </style:style>
    <style:style style:name="T9" style:family="text">
      <style:text-properties fo:language="ru" fo:country="RU" officeooo:rsid="001c31b6"/>
    </style:style>
    <style:style style:name="T10" style:family="text">
      <style:text-properties fo:language="ru" fo:country="RU" officeooo:rsid="001c31b6" fo:background-color="#dddddd" loext:char-shading-value="0"/>
    </style:style>
    <style:style style:name="T11" style:family="text">
      <style:text-properties fo:language="ru" fo:country="RU" officeooo:rsid="001f4bc9" fo:background-color="#dddddd" loext:char-shading-value="0"/>
    </style:style>
    <style:style style:name="T12" style:family="text">
      <style:text-properties fo:color="#95231f" loext:opacity="100%" fo:language="ru" fo:country="RU" officeooo:rsid="001c31b6"/>
    </style:style>
    <style:style style:name="T13" style:family="text">
      <style:text-properties fo:color="#95231f" loext:opacity="100%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95231f" loext:opacity="100%" style:text-position="0% 100%" fo:language="en" fo:country="US" fo:font-style="normal" style:text-underline-style="none" fo:font-weight="normal" officeooo:rsid="004dba48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color="#95231f" loext:opacity="100%" style:font-name="Verdana1" fo:language="ru" fo:country="RU" officeooo:rsid="001c31b6"/>
    </style:style>
    <style:style style:name="T16" style:family="text">
      <style:text-properties officeooo:rsid="001a9f30"/>
    </style:style>
    <style:style style:name="T17" style:family="text">
      <style:text-properties fo:background-color="#dddddd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16798" fo:background-color="transparent" loext:char-shading-value="0"/>
    </style:style>
    <style:style style:name="T20" style:family="text">
      <style:text-properties officeooo:rsid="0027adb6"/>
    </style:style>
    <style:style style:name="T21" style:family="text">
      <style:text-properties officeooo:rsid="002846a1"/>
    </style:style>
    <style:style style:name="T22" style:family="text">
      <style:text-properties officeooo:rsid="002a26d4"/>
    </style:style>
    <style:style style:name="T23" style:family="text">
      <style:text-properties officeooo:rsid="002abe17"/>
    </style:style>
    <style:style style:name="T24" style:family="text">
      <style:text-properties fo:language="en" fo:country="US" officeooo:rsid="004dba48"/>
    </style:style>
    <style:style style:name="T25" style:family="text">
      <style:text-properties fo:language="en" fo:country="US" officeooo:rsid="005a3c57" fo:background-color="#dddddd" loext:char-shading-value="0"/>
    </style:style>
    <style:style style:name="T26" style:family="text">
      <style:text-properties fo:language="en" fo:country="US" officeooo:rsid="005a3c57"/>
    </style:style>
    <style:style style:name="T27" style:family="text">
      <style:text-properties fo:language="en" fo:country="US" officeooo:rsid="005c424b"/>
    </style:style>
    <style:style style:name="T28" style:family="text">
      <style:text-properties fo:language="en" fo:country="US" officeooo:rsid="005c892e"/>
    </style:style>
    <style:style style:name="T29" style:family="text">
      <style:text-properties fo:language="en" fo:country="US" officeooo:rsid="0063ce7c"/>
    </style:style>
    <style:style style:name="T30" style:family="text">
      <style:text-properties style:font-name="Verdana1" fo:language="ru" fo:country="RU" officeooo:rsid="001c31b6" fo:background-color="#dddddd" loext:char-shading-value="0"/>
    </style:style>
    <style:style style:name="T31" style:family="text">
      <style:text-properties style:font-name="Verdana1" fo:language="ru" fo:country="RU" officeooo:rsid="001f4bc9" fo:background-color="#dddddd" loext:char-shading-value="0"/>
    </style:style>
    <style:style style:name="T32" style:family="text">
      <style:text-properties style:font-name="Verdana1" fo:language="en" fo:country="US" officeooo:rsid="00500aab"/>
    </style:style>
    <style:style style:name="T33" style:family="text">
      <style:text-properties style:font-name="Verdana1" fo:language="en" fo:country="US" officeooo:rsid="00515106"/>
    </style:style>
    <style:style style:name="T34" style:family="text">
      <style:text-properties style:font-name="Verdana1" fo:language="en" fo:country="US" officeooo:rsid="005f2312"/>
    </style:style>
    <style:style style:name="T35" style:family="text">
      <style:text-properties style:font-name="Verdana1" fo:language="en" fo:country="US" officeooo:rsid="00612e9d"/>
    </style:style>
    <style:style style:name="T36" style:family="text">
      <style:text-properties style:font-name="Verdana1" fo:language="en" fo:country="US" officeooo:rsid="0063ce7c"/>
    </style:style>
    <style:style style:name="T37" style:family="text">
      <style:text-properties style:font-name="Verdana1" officeooo:rsid="005851b9" fo:background-color="#dddddd" loext:char-shading-value="0"/>
    </style:style>
    <style:style style:name="T38" style:family="text">
      <style:text-properties fo:color="#000080" loext:opacity="100%" style:font-name="Verdana1" style:text-underline-style="solid" style:text-underline-width="auto" style:text-underline-color="font-color" style:language-asian="zxx" style:country-asian="none" style:language-complex="zxx" style:country-complex="none"/>
    </style:style>
    <style:style style:name="T39" style:family="text">
      <style:text-properties fo:color="#000080" loext:opacity="100%" style:font-name="Verdana1" fo:language="zxx" fo:country="none" style:text-underline-style="solid" style:text-underline-width="auto" style:text-underline-color="font-color" officeooo:rsid="0005ee69" style:language-asian="zxx" style:country-asian="none" style:language-complex="zxx" style:country-complex="none"/>
    </style:style>
    <style:style style:name="T40" style:family="text">
      <style:text-properties officeooo:rsid="0063ce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Работа в общих чертах</text:p>
      <text:p text:style-name="P3">Сокращения: </text:p>
      <text:p text:style-name="P1"><text:span text:style-name="T3">с</text:span><text:span text:style-name="T2">ерый цвет</text:span><text:span text:style-name="T1"> — отдельные понятия/объекты.</text:span></text:p>
      <text:p text:style-name="P1"><text:span text:style-name="T13">красноватый текст</text:span><text:span text:style-name="T1"> — действие, требующие объяснения.</text:span></text:p>
      <text:p text:style-name="P5"/>
      <text:p text:style-name="P22">Functioning in general terms </text:p>
      <text:p text:style-name="P4"><text:span text:style-name="T24">Abbreviations</text:span>: </text:p>
      <text:p text:style-name="P2"><text:span text:style-name="T4">gray color</text:span><text:span text:style-name="T1"> — </text:span><text:span text:style-name="T5">separate notions/objects</text:span><text:span text:style-name="T1">.</text:span></text:p>
      <text:p text:style-name="P2"><text:span text:style-name="T14">reddish color</text:span><text:span text:style-name="T1"> — </text:span><text:span text:style-name="T5">an action, </text:span><text:span text:style-name="T6">which needs</text:span><text:span text:style-name="T5"> an explanation</text:span></text:p>
      <text:p text:style-name="P5"/>
      <text:p text:style-name="P5"/>
      <text:p text:style-name="P6">1. <text:span text:style-name="T8">в фоне </text:span><text:a xlink:type="simple" xlink:href="../../../Algorithms/spotting_algorithms/background%20algorithm%20creation.odt" text:style-name="Internet_20_link" text:visited-style-name="Visited_20_Internet_20_Link">создаются алгоритмы</text:a><text:span text:style-name="T8">, </text:span><text:span text:style-name="T16">одновременно со срочной обработкой текущих входных сигналов</text:span><text:span text:style-name="T8">.</text:span></text:p>
      <text:p text:style-name="P9"/>
      <text:p text:style-name="P7"><text:span text:style-name="T8">2</text:span><text:span text:style-name="T7">. </text:span><text:span text:style-name="T10">внешние_входные_сигналы</text:span><text:span text:style-name="T9"> принимаются и </text:span><text:span text:style-name="T12">встраиваются</text:span><text:span text:style-name="T9"> в </text:span><text:span text:style-name="T11">реально </text:span><text:span text:style-name="T10">достраивающиеся в данный момент фигуры</text:span></text:p>
      <text:p text:style-name="P8"/>
      <text:p text:style-name="P16"><text:span text:style-name="T20">но </text:span>есть <text:span text:style-name="T21">и </text:span><text:span text:style-name="T17">внутренние_входные_сигналы</text:span><text:span text:style-name="T18"> </text:span><text:span text:style-name="T19">(</text:span></text:p>
      <text:p text:style-name="P17"><text:tab/>берутся из подфигур в соответствии с алгоритмом</text:p>
      <text:p text:style-name="P18">)</text:p>
      <text:p text:style-name="P16">и <text:span text:style-name="T17">вымышленно достраивающиеся фигуры</text:span><text:span text:style-name="T18"> </text:span><text:span text:style-name="T19">(</text:span></text:p>
      <text:p text:style-name="P19"><text:tab/>достраиваются для выполнения или поиска алгоритма</text:p>
      <text:p text:style-name="P19">)</text:p>
      <text:p text:style-name="P14"/>
      <text:p text:style-name="P10">3.</text:p>
      <text:p text:style-name="P10"/>
      <text:p text:style-name="P21">1. <text:a xlink:type="simple" xlink:href="../background%20algorithm%20creation.odt" text:style-name="Internet_20_link" text:visited-style-name="Visited_20_Internet_20_Link"><text:span text:style-name="T38">a</text:span></text:a><text:a xlink:type="simple" xlink:href="../background%20algorithm%20creation.odt" text:style-name="Internet_20_link" text:visited-style-name="Visited_20_Internet_20_Link"><text:span text:style-name="T39">lgorith</text:span></text:a><text:a xlink:type="simple" xlink:href="../background%20algorithm%20creation.odt" text:style-name="Internet_20_link" text:visited-style-name="Visited_20_Internet_20_Link"><text:span text:style-name="T39">ms are created</text:span></text:a> in the background, simultaneously with the urgent processing of the current input signals.</text:p>
      <text:p text:style-name="P10"/>
      <text:p text:style-name="P21">2. <text:span text:style-name="T30">external_input_signals</text:span> are accepted and <text:span text:style-name="T15">embedded</text:span> into the <text:span text:style-name="T31">figures </text:span><text:span text:style-name="T37">which are </text:span><text:span text:style-name="T31">being finished at that moment</text:span>.</text:p>
      <text:p text:style-name="P21"/>
      <text:p text:style-name="P20">but there are also the <text:span text:style-name="T17">inner_input_signals</text:span> (</text:p>
      <text:p text:style-name="P20"><text:tab/>taken from subfigures, according to the algorithm</text:p>
      <text:p text:style-name="P20">)</text:p>
      <text:p text:style-name="P20">and <text:span text:style-name="T17">imaginary </text:span><text:span text:style-name="T25">completing</text:span><text:span text:style-name="T17"> figures</text:span> (</text:p>
      <text:p text:style-name="P20"><text:tab/><text:span text:style-name="T26">completed </text:span><text:span text:style-name="T28">in order </text:span><text:span text:style-name="T27">to execute or find</text:span><text:span text:style-name="T26"> an algorithm</text:span></text:p>
      <text:p text:style-name="P20">)</text:p>
      <text:p text:style-name="P21"/>
      <text:p text:style-name="P21"/>
      <text:p text:style-name="P12">Нерешённые проблемы (пробелы)</text:p>
      <text:p text:style-name="P11">1. как создаются (отыскиваются) алгоритмы</text:p>
      <text:p text:style-name="P11"><text:span text:style-name="T23">(</text:span>для достраивания известной фигуры кусками других подфигур<text:span text:style-name="T23">)</text:span>?</text:p>
      <text:p text:style-name="P11"/>
      <text:p text:style-name="P11">2. <text:span text:style-name="T22">как рассчитывается похожесть Группы_сигналов на другую фигуру?</text:span></text:p>
      <text:p text:style-name="P11"/>
      <text:p text:style-name="P23">Unsolved problems (gaps)</text:p>
      <text:p text:style-name="P13">1. <text:span text:style-name="T32">how are algorithms created (found out)</text:span></text:p>
      <text:p text:style-name="P13"><text:span text:style-name="T23">(</text:span><text:span text:style-name="T40">f</text:span><text:span text:style-name="T29">or</text:span><text:span text:style-name="T34"> complet</text:span><text:span text:style-name="T36">ion of</text:span><text:span text:style-name="T32"> a known figure </text:span><text:span text:style-name="T34">by using the </text:span><text:span text:style-name="T32">pieces of other subfigures</text:span><text:span text:style-name="T23">)</text:span>?</text:p>
      <text:p text:style-name="P13"/>
      <text:p text:style-name="P13">2. <text:span text:style-name="T33">how </text:span><text:span text:style-name="T35">can we estimate the </text:span><text:span text:style-name="T33">similarity of a Signal_group to another figure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Обычный" style:font-family-generic="swiss" style:font-pitch="variable"/>
    <style:font-face style:name="Verdana2" svg:font-family="Verdana" style:font-adornments="Полужирный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4.565cm"/>
        </style:tab-stops>
      </style:paragraph-properties>
      <style:text-properties style:font-name="Verdana1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2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3.5.2$Windows_X86_64 LibreOffice_project/184fe81b8c8c30d8b5082578aee2fed2ea847c01</meta:generator>
    <dc:date>2024-08-30T23:40:59.193000000</dc:date>
    <meta:editing-duration>P7DT19H41M48S</meta:editing-duration>
    <meta:editing-cycles>57</meta:editing-cycles>
    <meta:document-statistic meta:table-count="0" meta:image-count="0" meta:object-count="0" meta:page-count="1" meta:paragraph-count="33" meta:word-count="203" meta:character-count="1443" meta:non-whitespace-character-count="1262"/>
  </office:meta>
</office:document-meta>
</file>